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0539CEC416C8E8B8C45.png" manifest:media-type="image/png"/>
  <manifest:file-entry manifest:full-path="Pictures/1008678000002D8A000002FA713F1ABC47F45807.emf" manifest:media-type="image/x-emf"/>
  <manifest:file-entry manifest:full-path="Pictures/10000001000001B90000001D031DF12C49FBDFD9.png" manifest:media-type="image/png"/>
  <manifest:file-entry manifest:full-path="Pictures/10000001000000520000001D8917F301FDF7E2C7.png" manifest:media-type="image/png"/>
  <manifest:file-entry manifest:full-path="Pictures/10004D300000086F000002FA55ECA1192C2182AD.emf" manifest:media-type="image/x-em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 fo:background-color="transparent">
        <style:background-image/>
      </style:table-properties>
    </style:style>
    <style:style style:name="Tabla1.A" style:family="table-column">
      <style:table-column-properties style:column-width="2.99cm" style:rel-column-width="1695*"/>
    </style:style>
    <style:style style:name="Tabla1.B" style:family="table-column">
      <style:table-column-properties style:column-width="9.677cm" style:rel-column-width="5486*"/>
    </style:style>
    <style:style style:name="Tabla1.C" style:family="table-column">
      <style:table-column-properties style:column-width="6.334cm" style:rel-column-width="3591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fbf00" style:border-line-width-left="0.053cm 0.004cm 0.026cm" style:border-line-width-top="0.053cm 0.004cm 0.026cm" style:border-line-width-bottom="0.053cm 0.004cm 0.026cm" fo:padding="0.049cm" fo:border-left="2pt double #999999" fo:border-right="none" fo:border-top="2pt double #999999" fo:border-bottom="2pt double #999999" style:writing-mode="page">
        <style:background-image/>
      </style:table-cell-properties>
    </style:style>
    <style:style style:name="Tabla1.B1" style:family="table-cell">
      <style:table-cell-properties fo:background-color="#2a6099" style:border-line-width-left="0.053cm 0.004cm 0.026cm" style:border-line-width-top="0.053cm 0.004cm 0.026cm" style:border-line-width-bottom="0.053cm 0.004cm 0.026cm" fo:padding="0.049cm" fo:border-left="2pt double #999999" fo:border-right="none" fo:border-top="2pt double #999999" fo:border-bottom="2pt double #999999" style:writing-mode="page">
        <style:background-image/>
      </style:table-cell-properties>
    </style:style>
    <style:style style:name="Tabla1.C1" style:family="table-cell">
      <style:table-cell-properties fo:background-color="#00a933" style:border-line-width="0.053cm 0.004cm 0.026cm" fo:padding="0.049cm" fo:border="2pt double #999999" style:writing-mode="page">
        <style:background-image/>
      </style:table-cell-properties>
    </style:style>
    <style:style style:name="Tabla1.2" style:family="table-row">
      <style:table-row-properties style:min-row-height="2.002cm" fo:background-color="transparent">
        <style:background-image/>
      </style:table-row-properties>
    </style:style>
    <style:style style:name="Tabla1.A2" style:family="table-cell">
      <style:table-cell-properties style:vertical-align="middle" fo:background-color="#fff5ce" style:border-line-width-left="0.053cm 0.004cm 0.026cm" style:border-line-width-bottom="0.053cm 0.004cm 0.026cm" fo:padding="0.049cm" fo:border-left="2pt double #999999" fo:border-right="none" fo:border-top="none" fo:border-bottom="2pt double #999999" loext:writing-mode="bt-lr">
        <style:background-image/>
      </style:table-cell-properties>
    </style:style>
    <style:style style:name="Tabla1.B2" style:family="table-cell">
      <style:table-cell-properties style:vertical-align="middle" fo:background-color="#dee6ef" style:border-line-width-left="0.053cm 0.004cm 0.026cm" style:border-line-width-bottom="0.053cm 0.004cm 0.026cm" fo:padding="0.049cm" fo:border-left="2pt double #999999" fo:border-right="none" fo:border-top="none" fo:border-bottom="2pt double #999999" style:writing-mode="page">
        <style:background-image/>
      </style:table-cell-properties>
    </style:style>
    <style:style style:name="Tabla1.C2" style:family="table-cell">
      <style:table-cell-properties fo:background-color="#dde8cb" style:border-line-width-left="0.053cm 0.004cm 0.026cm" style:border-line-width-right="0.053cm 0.004cm 0.026cm" style:border-line-width-bottom="0.053cm 0.004cm 0.026cm" fo:padding="0.049cm" fo:border-left="2pt double #999999" fo:border-right="2pt double #999999" fo:border-top="none" fo:border-bottom="2pt double #999999" style:writing-mode="page">
        <style:background-image/>
      </style:table-cell-properties>
    </style:style>
    <style:style style:name="Tabla1.B3" style:family="table-cell">
      <style:table-cell-properties fo:background-color="#dee6ef" style:border-line-width-left="0.053cm 0.004cm 0.026cm" style:border-line-width-bottom="0.053cm 0.004cm 0.026cm" fo:padding="0.049cm" fo:border-left="2pt double #999999" fo:border-right="none" fo:border-top="none" fo:border-bottom="2pt double #999999" style:writing-mode="page">
        <style:background-image/>
      </style:table-cell-properties>
    </style:style>
    <style:style style:name="Tabla1.C3" style:family="table-cell">
      <style:table-cell-properties fo:background-color="#dde8cb" style:border-line-width-left="0.053cm 0.004cm 0.026cm" style:border-line-width-right="0.053cm 0.004cm 0.026cm" style:border-line-width-bottom="0.053cm 0.004cm 0.026cm" fo:padding="0.049cm" fo:border-left="2pt double #999999" fo:border-right="2pt double #999999" fo:border-top="none" fo:border-bottom="2pt double #999999" style:writing-mode="page">
        <style:background-image/>
      </style:table-cell-properties>
    </style:style>
    <style:style style:name="Tabla1.B4" style:family="table-cell">
      <style:table-cell-properties fo:background-color="#dee6ef" style:border-line-width-left="0.053cm 0.004cm 0.026cm" style:border-line-width-bottom="0.053cm 0.004cm 0.026cm" fo:padding="0.049cm" fo:border-left="2pt double #999999" fo:border-right="none" fo:border-top="none" fo:border-bottom="2pt double #999999" style:writing-mode="page">
        <style:background-image/>
      </style:table-cell-properties>
    </style:style>
    <style:style style:name="Tabla1.C4" style:family="table-cell">
      <style:table-cell-properties fo:background-color="#dde8cb" style:border-line-width-left="0.053cm 0.004cm 0.026cm" style:border-line-width-right="0.053cm 0.004cm 0.026cm" style:border-line-width-bottom="0.053cm 0.004cm 0.026cm" fo:padding="0.049cm" fo:border-left="2pt double #999999" fo:border-right="2pt double #999999" fo:border-top="none" fo:border-bottom="2pt double #999999" style:writing-mode="page">
        <style:background-image/>
      </style:table-cell-properties>
    </style:style>
    <style:style style:name="Tabla1.B5" style:family="table-cell">
      <style:table-cell-properties fo:background-color="#dee6ef" style:border-line-width-left="0.053cm 0.004cm 0.026cm" style:border-line-width-bottom="0.053cm 0.004cm 0.026cm" fo:padding="0.049cm" fo:border-left="2pt double #999999" fo:border-right="none" fo:border-top="none" fo:border-bottom="2pt double #999999" style:writing-mode="page">
        <style:background-image/>
      </style:table-cell-properties>
    </style:style>
    <style:style style:name="Tabla1.C5" style:family="table-cell">
      <style:table-cell-properties fo:background-color="#dde8cb" style:border-line-width-left="0.053cm 0.004cm 0.026cm" style:border-line-width-right="0.053cm 0.004cm 0.026cm" style:border-line-width-bottom="0.053cm 0.004cm 0.026cm" fo:padding="0.049cm" fo:border-left="2pt double #999999" fo:border-right="2pt double #999999" fo:border-top="none" fo:border-bottom="2pt double #999999" style:writing-mode="page">
        <style:background-image/>
      </style:table-cell-properties>
    </style:style>
    <style:style style:name="Tabla1.B6" style:family="table-cell">
      <style:table-cell-properties fo:background-color="#dee6ef" style:border-line-width-left="0.053cm 0.004cm 0.026cm" style:border-line-width-bottom="0.053cm 0.004cm 0.026cm" fo:padding="0.049cm" fo:border-left="2pt double #999999" fo:border-right="none" fo:border-top="none" fo:border-bottom="2pt double #999999" style:writing-mode="page">
        <style:background-image/>
      </style:table-cell-properties>
    </style:style>
    <style:style style:name="Tabla1.C6" style:family="table-cell">
      <style:table-cell-properties fo:background-color="#dde8cb" style:border-line-width-left="0.053cm 0.004cm 0.026cm" style:border-line-width-right="0.053cm 0.004cm 0.026cm" style:border-line-width-bottom="0.053cm 0.004cm 0.026cm" fo:padding="0.049cm" fo:border-left="2pt double #999999" fo:border-right="2pt double #999999" fo:border-top="none" fo:border-bottom="2pt double #999999" style:writing-mode="page">
        <style:background-image/>
      </style:table-cell-properties>
    </style:style>
    <style:style style:name="Tabla2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9.5cm" style:rel-column-width="32767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#861141" style:border-line-width-left="0.053cm 0.004cm 0.026cm" style:border-line-width-top="0.053cm 0.004cm 0.026cm" style:border-line-width-bottom="0.053cm 0.004cm 0.026cm" fo:padding="0.049cm" fo:border-left="2pt double #999999" fo:border-right="none" fo:border-top="2pt double #999999" fo:border-bottom="2pt double #999999" style:writing-mode="page">
        <style:background-image/>
      </style:table-cell-properties>
    </style:style>
    <style:style style:name="Tabla2.B1" style:family="table-cell">
      <style:table-cell-properties style:vertical-align="middle" fo:background-color="#f7d1d5" style:border-line-width="0.053cm 0.004cm 0.026cm" fo:padding="0.049cm" fo:border="2pt double #999999" style:writing-mode="page">
        <style:background-image/>
      </style:table-cell-properties>
    </style:style>
    <style:style style:name="Tabla3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5.292cm" style:rel-column-width="3000*"/>
    </style:style>
    <style:style style:name="Tabla3.B" style:family="table-column">
      <style:table-column-properties style:column-width="13.709cm" style:rel-column-width="7772*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#861141" style:border-line-width-left="0.053cm 0.004cm 0.026cm" style:border-line-width-top="0.053cm 0.004cm 0.026cm" style:border-line-width-bottom="0.053cm 0.004cm 0.026cm" fo:padding="0.049cm" fo:border-left="2pt double #999999" fo:border-right="none" fo:border-top="2pt double #999999" fo:border-bottom="2pt double #999999" style:writing-mode="page">
        <style:background-image/>
      </style:table-cell-properties>
    </style:style>
    <style:style style:name="Tabla3.B1" style:family="table-cell">
      <style:table-cell-properties style:vertical-align="middle" fo:background-color="#f7d1d5" style:border-line-width="0.053cm 0.004cm 0.026cm" fo:padding="0.049cm" fo:border="2pt double #999999" style:writing-mode="page">
        <style:background-image/>
      </style:table-cell-properties>
    </style:style>
    <style:style style:name="P1" style:family="paragraph" style:parent-style-name="Normal">
      <style:text-properties fo:color="#000000" loext:opacity="100%" style:font-name="Atkinson Hyperlegible1" fo:text-shadow="1pt 1pt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name="Atkinson Hyperlegible1" fo:font-size="14pt" fo:text-shadow="1pt 1pt" fo:font-weight="bold" officeooo:rsid="00271f49" officeooo:paragraph-rsid="00271f49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P3" style:family="paragraph" style:parent-style-name="Standard" style:master-page-name="MP0">
      <style:paragraph-properties style:page-number="auto" fo:break-before="page"/>
      <style:text-properties officeooo:paragraph-rsid="001f0151"/>
    </style:style>
    <style:style style:name="P4" style:family="paragraph" style:parent-style-name="Standard">
      <style:text-properties officeooo:paragraph-rsid="001f0151"/>
    </style:style>
    <style:style style:name="P5" style:family="paragraph" style:parent-style-name="Standard">
      <style:text-properties style:font-name="Atkinson Hyperlegible" fo:font-size="18pt" officeooo:paragraph-rsid="00245343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tkinson Hyperlegible" fo:font-size="18pt" officeooo:paragraph-rsid="00245343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tkinson Hyperlegible" fo:font-size="18pt" officeooo:paragraph-rsid="00261011" style:font-size-asian="18pt" style:font-size-complex="18pt"/>
    </style:style>
    <style:style style:name="P8" style:family="paragraph" style:parent-style-name="Standard">
      <style:text-properties officeooo:paragraph-rsid="00261011"/>
    </style:style>
    <style:style style:name="P9" style:family="paragraph" style:parent-style-name="Standard">
      <style:text-properties officeooo:paragraph-rsid="00274fd8"/>
    </style:style>
    <style:style style:name="P10" style:family="paragraph" style:parent-style-name="Standard">
      <style:text-properties officeooo:rsid="00274fd8" officeooo:paragraph-rsid="001f0151"/>
    </style:style>
    <style:style style:name="P11" style:family="paragraph" style:parent-style-name="Table_20_Contents">
      <style:paragraph-properties fo:text-align="start" style:justify-single-word="false"/>
      <style:text-properties style:font-name="Atkinson Hyperlegible" fo:font-size="16pt" officeooo:rsid="00245343" officeooo:paragraph-rsid="00261011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Atkinson Hyperlegible" fo:font-size="16pt" officeooo:rsid="00245343" officeooo:paragraph-rsid="00274fd8" style:font-size-asian="16pt" style:font-size-complex="16pt"/>
    </style:style>
    <style:style style:name="P13" style:family="paragraph" style:parent-style-name="Table_20_Contents">
      <style:text-properties style:font-name="Atkinson Hyperlegible" fo:font-size="18pt" officeooo:rsid="00245343" officeooo:paragraph-rsid="00245343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Atkinson Hyperlegible" fo:font-size="18pt" officeooo:rsid="00245343" officeooo:paragraph-rsid="00245343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style:font-name="Atkinson Hyperlegible" fo:font-size="18pt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Atkinson Hyperlegible" fo:font-size="18pt" officeooo:paragraph-rsid="00261011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font-name="Atkinson Hyperlegible" fo:font-size="20pt" style:font-size-asian="20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style:font-name="Atkinson Hyperlegible" fo:font-size="14pt" officeooo:rsid="00245343" officeooo:paragraph-rsid="00261011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Atkinson Hyperlegible" fo:font-size="14pt" officeooo:rsid="00245343" officeooo:paragraph-rsid="00274fd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18pt" fo:font-weight="bold" officeooo:rsid="00245343" officeooo:paragraph-rsid="00245343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22pt" fo:font-weight="bold" officeooo:rsid="00245343" officeooo:paragraph-rsid="00271f49" style:font-size-asian="22pt" style:font-weight-asian="bold" style:font-size-complex="2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22pt" fo:font-weight="bold" officeooo:rsid="00274fd8" officeooo:paragraph-rsid="00274fd8" style:font-size-asian="22pt" style:font-weight-asian="bold" style:font-size-complex="2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Atkinson Hyperlegible" fo:font-size="22pt" fo:font-weight="bold" officeooo:rsid="00274fd8" officeooo:paragraph-rsid="00290331" style:font-size-asian="22pt" style:font-weight-asian="bold" style:font-size-complex="2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333333" loext:opacity="100%" style:font-name="Atkinson Hyperlegible" fo:font-size="18pt" fo:font-weight="bold" officeooo:rsid="00245343" officeooo:paragraph-rsid="00245343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333333" loext:opacity="100%" style:font-name="Atkinson Hyperlegible" fo:font-size="18pt" fo:font-weight="bold" officeooo:rsid="00245343" officeooo:paragraph-rsid="00261011" style:font-size-asian="18pt" style:font-weight-asian="bold" style:font-size-complex="18pt" style:font-weight-complex="bold"/>
    </style:style>
    <style:style style:name="P2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261011"/>
    </style:style>
    <style:style style:name="T2" style:family="text">
      <style:text-properties officeooo:rsid="0029033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Cuadro de texto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uadro de texto 2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" form:id="control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5" form:id="control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6" form:id="control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uadro de texto 3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5" form:id="control1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2" form:id="control2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4" form:id="control2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6" form:id="control2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7" form:id="control2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8" form:id="control2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29" form:id="control2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0" form:id="control3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1" form:id="control3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2" form:id="control3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3" form:id="control3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4" form:id="control3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5" form:id="control3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36" form:id="control3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1">DÍA DE LA SEMANA</text:p>
          </table:table-cell>
          <table:table-cell table:style-name="Tabla2.B1" office:value-type="string">
            <text:p text:style-name="P17"><draw:control text:anchor-type="as-char" draw:z-index="14" draw:name="Control 31" draw:style-name="gr2" draw:text-style-name="P26" svg:width="8.6cm" svg:height="0.795cm" draw:control="control11"/></text:p>
          </table:table-cell>
        </table:table-row>
      </table:table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0">COMÍDA</text:p>
          </table:table-cell>
          <table:table-cell table:style-name="Tabla1.B1" office:value-type="string">
            <text:p text:style-name="P20">ALIMENTOS</text:p>
          </table:table-cell>
          <table:table-cell table:style-name="Tabla1.C1" office:value-type="string">
            <text:p text:style-name="P20">NUTRIENTES</text:p>
          </table:table-cell>
        </table:table-row>
        <table:table-row table:style-name="Tabla1.2">
          <table:table-cell table:style-name="Tabla1.A2" office:value-type="string">
            <text:p text:style-name="P24">Desayuno</text:p>
          </table:table-cell>
          <table:table-cell table:style-name="Tabla1.B2" office:value-type="string">
            <text:p text:style-name="P15"><draw:control text:anchor-type="as-char" draw:z-index="4" draw:name="Control 1" draw:style-name="gr2" draw:text-style-name="P26" svg:width="8.938cm" svg:height="3.419cm" draw:control="control1"/></text:p>
          </table:table-cell>
          <table:table-cell table:style-name="Tabla1.C2" office:value-type="string">
            <text:p text:style-name="P18">Energía: <draw:control text:anchor-type="as-char" svg:y="-0.54cm" draw:z-index="5" draw:name="Control 6" draw:style-name="gr1" draw:text-style-name="P26" svg:width="2.555cm" svg:height="0.682cm" draw:control="control2"/><text:span text:style-name="T1">kcal</text:span></text:p>
            <text:p text:style-name="P18">Grasas: <draw:control text:anchor-type="as-char" svg:y="-0.54cm" draw:z-index="6" draw:name="Control 7" draw:style-name="gr1" draw:text-style-name="P26" svg:width="2.837cm" svg:height="0.682cm" draw:control="control3"/><text:span text:style-name="T1">kg</text:span></text:p>
            <text:p text:style-name="P18"><text:span text:style-name="T1">H</text:span>. carbono: <draw:control text:anchor-type="as-char" svg:y="-0.54cm" draw:z-index="7" draw:name="Control 8" draw:style-name="gr1" draw:text-style-name="P26" svg:width="1.869cm" svg:height="0.682cm" draw:control="control4"/><text:span text:style-name="T1">kg</text:span></text:p>
            <text:p text:style-name="P18">Proteínas: <draw:control text:anchor-type="as-char" svg:y="-0.54cm" draw:z-index="8" draw:name="Control 9" draw:style-name="gr1" draw:text-style-name="P26" svg:width="2.197cm" svg:height="0.682cm" draw:control="control5"/><text:span text:style-name="T1">kg</text:span></text:p>
            <text:p text:style-name="P18">Sal: <draw:control text:anchor-type="as-char" svg:y="-0.54cm" draw:z-index="9" draw:name="Control 10" draw:style-name="gr1" draw:text-style-name="P26" svg:width="3.813cm" svg:height="0.682cm" draw:control="control6"/><text:span text:style-name="T1">kg</text:span></text:p>
          </table:table-cell>
        </table:table-row>
        <table:table-row table:style-name="Tabla1.2">
          <table:table-cell table:style-name="Tabla1.A2" office:value-type="string">
            <text:p text:style-name="P25">Media </text:p>
            <text:p text:style-name="P25">mañana</text:p>
          </table:table-cell>
          <table:table-cell table:style-name="Tabla1.B3" office:value-type="string">
            <text:p text:style-name="P15"><draw:control text:anchor-type="as-char" draw:z-index="10" draw:name="Control 2" draw:style-name="gr2" draw:text-style-name="P26" svg:width="8.938cm" svg:height="3.419cm" draw:control="control7"/></text:p>
          </table:table-cell>
          <table:table-cell table:style-name="Tabla1.C3" office:value-type="string">
            <text:p text:style-name="P18">Energía: <draw:control text:anchor-type="as-char" svg:y="-0.54cm" draw:z-index="15" draw:name="Control 3" draw:style-name="gr1" draw:text-style-name="P26" svg:width="2.555cm" svg:height="0.682cm" draw:control="control12"/><text:span text:style-name="T1">kcal</text:span></text:p>
            <text:p text:style-name="P18">Grasas: <draw:control text:anchor-type="as-char" svg:y="-0.54cm" draw:z-index="16" draw:name="Control 4" draw:style-name="gr1" draw:text-style-name="P26" svg:width="2.837cm" svg:height="0.682cm" draw:control="control13"/><text:span text:style-name="T1">kg</text:span></text:p>
            <text:p text:style-name="P18"><text:span text:style-name="T1">H</text:span>. carbono: <draw:control text:anchor-type="as-char" svg:y="-0.54cm" draw:z-index="17" draw:name="Control 5" draw:style-name="gr1" draw:text-style-name="P26" svg:width="1.869cm" svg:height="0.682cm" draw:control="control14"/><text:span text:style-name="T1">kg</text:span></text:p>
            <text:p text:style-name="P18">Proteínas: <draw:control text:anchor-type="as-char" svg:y="-0.54cm" draw:z-index="18" draw:name="Control 11" draw:style-name="gr1" draw:text-style-name="P26" svg:width="2.197cm" svg:height="0.682cm" draw:control="control15"/><text:span text:style-name="T1">kg</text:span></text:p>
            <text:p text:style-name="P18">Sal: <draw:control text:anchor-type="as-char" svg:y="-0.54cm" draw:z-index="19" draw:name="Control 12" draw:style-name="gr1" draw:text-style-name="P26" svg:width="3.813cm" svg:height="0.682cm" draw:control="control16"/><text:span text:style-name="T1">kg</text:span></text:p>
          </table:table-cell>
        </table:table-row>
        <table:table-row table:style-name="Tabla1.2">
          <table:table-cell table:style-name="Tabla1.A2" office:value-type="string">
            <text:p text:style-name="P24">Almuerzo</text:p>
          </table:table-cell>
          <table:table-cell table:style-name="Tabla1.B4" office:value-type="string">
            <text:p text:style-name="P15"><draw:control text:anchor-type="as-char" draw:z-index="11" draw:name="Control 13" draw:style-name="gr2" draw:text-style-name="P26" svg:width="8.938cm" svg:height="3.419cm" draw:control="control8"/></text:p>
          </table:table-cell>
          <table:table-cell table:style-name="Tabla1.C4" office:value-type="string">
            <text:p text:style-name="P18">Energía: <draw:control text:anchor-type="as-char" svg:y="-0.54cm" draw:z-index="20" draw:name="Control 14" draw:style-name="gr1" draw:text-style-name="P26" svg:width="2.555cm" svg:height="0.682cm" draw:control="control17"/><text:span text:style-name="T1">kcal</text:span></text:p>
            <text:p text:style-name="P18">Grasas: <draw:control text:anchor-type="as-char" svg:y="-0.54cm" draw:z-index="21" draw:name="Control 15" draw:style-name="gr1" draw:text-style-name="P26" svg:width="2.837cm" svg:height="0.682cm" draw:control="control18"/><text:span text:style-name="T1">kg</text:span></text:p>
            <text:p text:style-name="P18"><text:span text:style-name="T1">H</text:span>. carbono: <draw:control text:anchor-type="as-char" svg:y="-0.54cm" draw:z-index="22" draw:name="Control 16" draw:style-name="gr1" draw:text-style-name="P26" svg:width="1.869cm" svg:height="0.682cm" draw:control="control19"/><text:span text:style-name="T1">kg</text:span></text:p>
            <text:p text:style-name="P18">Proteínas: <draw:control text:anchor-type="as-char" svg:y="-0.54cm" draw:z-index="23" draw:name="Control 17" draw:style-name="gr1" draw:text-style-name="P26" svg:width="2.197cm" svg:height="0.682cm" draw:control="control20"/><text:span text:style-name="T1">kg</text:span></text:p>
            <text:p text:style-name="P18">Sal: <draw:control text:anchor-type="as-char" svg:y="-0.54cm" draw:z-index="24" draw:name="Control 18" draw:style-name="gr1" draw:text-style-name="P26" svg:width="3.813cm" svg:height="0.682cm" draw:control="control21"/><text:span text:style-name="T1">kg</text:span></text:p>
          </table:table-cell>
        </table:table-row>
        <table:table-row table:style-name="Tabla1.2">
          <table:table-cell table:style-name="Tabla1.A2" office:value-type="string">
            <text:p text:style-name="P24">Merienda</text:p>
          </table:table-cell>
          <table:table-cell table:style-name="Tabla1.B5" office:value-type="string">
            <text:p text:style-name="P15"><draw:control text:anchor-type="as-char" draw:z-index="12" draw:name="Control 19" draw:style-name="gr2" draw:text-style-name="P26" svg:width="8.938cm" svg:height="3.419cm" draw:control="control9"/></text:p>
          </table:table-cell>
          <table:table-cell table:style-name="Tabla1.C5" office:value-type="string">
            <text:p text:style-name="P18">Energía: <draw:control text:anchor-type="as-char" svg:y="-0.54cm" draw:z-index="25" draw:name="Control 20" draw:style-name="gr1" draw:text-style-name="P26" svg:width="2.555cm" svg:height="0.682cm" draw:control="control22"/><text:span text:style-name="T1">kcal</text:span></text:p>
            <text:p text:style-name="P18">Grasas: <draw:control text:anchor-type="as-char" svg:y="-0.54cm" draw:z-index="26" draw:name="Control 21" draw:style-name="gr1" draw:text-style-name="P26" svg:width="2.837cm" svg:height="0.682cm" draw:control="control23"/><text:span text:style-name="T1">kg</text:span></text:p>
            <text:p text:style-name="P18"><text:span text:style-name="T1">H</text:span>. carbono: <draw:control text:anchor-type="as-char" svg:y="-0.54cm" draw:z-index="27" draw:name="Control 22" draw:style-name="gr1" draw:text-style-name="P26" svg:width="1.869cm" svg:height="0.682cm" draw:control="control24"/><text:span text:style-name="T1">kg</text:span></text:p>
            <text:p text:style-name="P18">Proteínas: <draw:control text:anchor-type="as-char" svg:y="-0.54cm" draw:z-index="28" draw:name="Control 23" draw:style-name="gr1" draw:text-style-name="P26" svg:width="2.197cm" svg:height="0.682cm" draw:control="control25"/><text:span text:style-name="T1">kg</text:span></text:p>
            <text:p text:style-name="P18">Sal: <draw:control text:anchor-type="as-char" svg:y="-0.54cm" draw:z-index="29" draw:name="Control 24" draw:style-name="gr1" draw:text-style-name="P26" svg:width="3.813cm" svg:height="0.682cm" draw:control="control26"/><text:span text:style-name="T1">kg</text:span></text:p>
          </table:table-cell>
        </table:table-row>
        <table:table-row table:style-name="Tabla1.2">
          <table:table-cell table:style-name="Tabla1.A2" office:value-type="string">
            <text:p text:style-name="P24">Cena</text:p>
          </table:table-cell>
          <table:table-cell table:style-name="Tabla1.B6" office:value-type="string">
            <text:p text:style-name="P15"><draw:control text:anchor-type="as-char" draw:z-index="13" draw:name="Control 25" draw:style-name="gr2" draw:text-style-name="P26" svg:width="8.938cm" svg:height="3.419cm" draw:control="control10"/></text:p>
          </table:table-cell>
          <table:table-cell table:style-name="Tabla1.C6" office:value-type="string">
            <text:p text:style-name="P18">Energía: <draw:control text:anchor-type="as-char" svg:y="-0.54cm" draw:z-index="30" draw:name="Control 26" draw:style-name="gr1" draw:text-style-name="P26" svg:width="2.555cm" svg:height="0.682cm" draw:control="control27"/><text:span text:style-name="T1">kcal</text:span></text:p>
            <text:p text:style-name="P18">Grasas: <draw:control text:anchor-type="as-char" svg:y="-0.54cm" draw:z-index="31" draw:name="Control 27" draw:style-name="gr1" draw:text-style-name="P26" svg:width="2.837cm" svg:height="0.682cm" draw:control="control28"/><text:span text:style-name="T1">kg</text:span></text:p>
            <text:p text:style-name="P18"><text:span text:style-name="T1">H</text:span>. carbono: <draw:control text:anchor-type="as-char" svg:y="-0.54cm" draw:z-index="32" draw:name="Control 28" draw:style-name="gr1" draw:text-style-name="P26" svg:width="1.869cm" svg:height="0.682cm" draw:control="control29"/><text:span text:style-name="T1">kg</text:span></text:p>
            <text:p text:style-name="P18">Proteínas: <draw:control text:anchor-type="as-char" svg:y="-0.54cm" draw:z-index="33" draw:name="Control 29" draw:style-name="gr1" draw:text-style-name="P26" svg:width="2.197cm" svg:height="0.682cm" draw:control="control30"/><text:span text:style-name="T1">kg</text:span></text:p>
            <text:p text:style-name="P18">Sal: <draw:control text:anchor-type="as-char" svg:y="-0.54cm" draw:z-index="34" draw:name="Control 30" draw:style-name="gr1" draw:text-style-name="P26" svg:width="3.813cm" svg:height="0.682cm" draw:control="control31"/><text:span text:style-name="T1">kg</text:span></text:p>
          </table:table-cell>
        </table:table-row>
      </table:table>
      <text:p text:style-name="P1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<text:span text:style-name="T2">Nutrientes </text:span></text:p>
            <text:p text:style-name="P23"><text:span text:style-name="T2">t</text:span>otales</text:p>
          </table:table-cell>
          <table:table-cell table:style-name="Tabla3.B1" office:value-type="string">
            <text:p text:style-name="P19">Energía: <draw:control text:anchor-type="as-char" svg:y="-0.54cm" draw:z-index="36" draw:name="Control 33" draw:style-name="gr1" draw:text-style-name="P26" svg:width="2.555cm" svg:height="0.682cm" draw:control="control33"/><text:span text:style-name="T1">kcal <text:s text:c="17"/></text:span>Grasas: <draw:control text:anchor-type="as-char" svg:y="-0.54cm" draw:z-index="37" draw:name="Control 34" draw:style-name="gr1" draw:text-style-name="P26" svg:width="2.837cm" svg:height="0.682cm" draw:control="control34"/><text:span text:style-name="T1">kg</text:span></text:p>
            <text:p text:style-name="P19"><text:span text:style-name="T1">H</text:span>. carbono: <draw:control text:anchor-type="as-char" svg:y="-0.54cm" draw:z-index="38" draw:name="Control 35" draw:style-name="gr1" draw:text-style-name="P26" svg:width="1.869cm" svg:height="0.682cm" draw:control="control35"/><text:span text:style-name="T1">kg <text:s text:c="20"/></text:span>Proteínas: <draw:control text:anchor-type="as-char" svg:y="-0.54cm" draw:z-index="39" draw:name="Control 36" draw:style-name="gr1" draw:text-style-name="P26" svg:width="2.197cm" svg:height="0.682cm" draw:control="control36"/><text:span text:style-name="T1">kg</text:span></text:p>
            <text:p text:style-name="P19">Sal: <draw:control text:anchor-type="as-char" svg:y="-0.54cm" draw:z-index="35" draw:name="Control 32" draw:style-name="gr1" draw:text-style-name="P26" svg:width="3.813cm" svg:height="0.682cm" draw:control="control32"/><text:span text:style-name="T1">kg</text:span></text:p>
          </table:table-cell>
        </table:table-row>
      </table:table>
      <text:p text:style-name="P9"><draw:frame draw:style-name="fr2" draw:name="Imagen 4" text:anchor-type="paragraph" svg:x="0.032cm" svg:y="1.076cm" svg:width="11.677cm" style:rel-width="scale" svg:height="0.811cm" style:rel-height="scale" draw:z-index="1"><draw:image xlink:href="Pictures/1008678000002D8A000002FA713F1ABC47F45807.emf" xlink:type="simple" xlink:show="embed" xlink:actuate="onLoad" draw:mime-type="image/x-emf"/><draw:image xlink:href="Pictures/10000001000001B90000001D031DF12C49FBDFD9.png" xlink:type="simple" xlink:show="embed" xlink:actuate="onLoad" draw:mime-type="image/png"/></draw:frame><draw:frame draw:style-name="fr2" draw:name="Imagen 5" text:anchor-type="paragraph" svg:x="16.753cm" svg:y="1.076cm" svg:width="2.187cm" style:rel-width="scale" svg:height="0.811cm" style:rel-height="scale" draw:z-index="2"><draw:image xlink:href="Pictures/10004D300000086F000002FA55ECA1192C2182AD.emf" xlink:type="simple" xlink:show="embed" xlink:actuate="onLoad" draw:mime-type="image/x-emf"/><draw:image xlink:href="Pictures/10000001000000520000001D8917F301FDF7E2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family-generic="modern" style:font-pitch="variable"/>
    <style:font-face style:name="Atkinson Hyperlegible1" svg:font-family="'Atkinson Hyperlegible'" style:font-family-generic="system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color="#000000" loext:opacity="100%" style:font-name="Atkinson Hyperlegible1" fo:font-size="14pt" fo:text-shadow="1pt 1pt" fo:font-weight="bold" officeooo:rsid="00271f49" officeooo:paragraph-rsid="00271f49" style:font-name-asian="Times New Roman" style:font-size-asian="14pt" style:rfc-language-tag-asian="es-ES-u-co-trad" style:language-asian="es" style:country-asian="ES" style:font-weight-asian="bold" style:font-name-complex="Times New Roman" style:font-size-complex="14pt"/>
    </style:style>
    <style:style style:name="MP2" style:family="paragraph" style:parent-style-name="Normal">
      <style:text-properties fo:color="#000000" loext:opacity="100%" style:font-name="Atkinson Hyperlegible1" fo:text-shadow="1pt 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midd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Header"><draw:frame draw:style-name="Mfr1" draw:name="Imagen 1" text:anchor-type="paragraph" svg:x="-0.095cm" svg:y="-0.441cm" svg:width="18.964cm" style:rel-width="scale" svg:height="2.067cm" style:rel-height="scale" draw:z-index="0"><draw:image xlink:href="Pictures/1000000100000340000000539CEC416C8E8B8C45.png" xlink:type="simple" xlink:show="embed" xlink:actuate="onLoad" draw:mime-type="image/png"/></draw:frame><draw:frame draw:style-name="Mfr2" draw:name="Cuadro de texto 6" text:anchor-type="paragraph" svg:x="3.771cm" svg:y="0.06cm" svg:width="10.167cm" style:rel-width="scale" svg:height="0.903cm" style:rel-height="scale" draw:z-index="3"><draw:text-box><text:p text:style-name="MP1">Menú diario</text:p><text:p text:style-name="MP2"/><text:p text:style-name="Normal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/>
    <dc:description/>
    <dc:subject/>
    <meta:initial-creator>Microsoft Office User</meta:initial-creator>
    <meta:creation-date>2021-05-18T09:26:00Z</meta:creation-date>
    <dc:date>2022-01-12T18:41:14.759000000</dc:date>
    <meta:editing-cycles>8</meta:editing-cycles>
    <meta:editing-duration>PT22M4S</meta:editing-duration>
    <meta:document-statistic meta:table-count="3" meta:image-count="3" meta:object-count="0" meta:page-count="1" meta:paragraph-count="47" meta:word-count="83" meta:character-count="491" meta:non-whitespace-character-count="410"/>
    <meta:template xlink:type="simple" xlink:actuate="onRequest" xlink:title="" xlink:href="../REA1/plantilla_infografia.odt/Normal.dotm"/>
  </office:meta>
</office:document-meta>
</file>